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Panel.getDefaultCol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lorItemListener.ColorItemListener( final JComboBox 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lorListCellRenderer.ColorListCel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TableCellRenderer.getTableCellRendererComponent( JTable thisTable , Object value , boolean isSelected , boolean hasFocus , int row , int colum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lorPanel.valueChanged( ListSelectionEvent 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lorPanel.applyRules( String rule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lorItemListener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orPanel.configur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ExpressionTableCellRenderer.ExpressionTableCel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orPanel.buildClos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lorListCellRenderer.getListCellRendererComponent( JList list , Object value , int index , boolean isSelected , boolean cellHasFoc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lectedIcon.SelectedIcon( boolean is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orPanel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TableCellRenderer.ColorTableCel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orPanel.buildRuleSet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lorPanel.buildRulesPane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ColorPanel.actionPerformed( Actio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ItemListener.itemStateChanged( Item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orPanel.buildUpDownPanel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ColorTableCellRenderer.getTableCellRendererComponent( JTable thisTable , Object value , boolean isSelected , boolean hasFocus , int row , int colum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orPanel.hide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edIcon.getIcon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anel.getColorizerVec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lorPanel.ColorPanel( final RuleColorizer colorizer , final FilterModel filter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ExpressionTableCellRenderer.setToolTip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anel.updateCol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or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TableCellRenderer.getCurren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edIcon.getIcon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anel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lectedIcon.paintIcon( Component c , Graphics g , int x , int 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orPanel.setCloseActionListener(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